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d8c3" officeooo:paragraph-rsid="0006d8c3"/>
    </style:style>
    <style:style style:name="P2" style:family="paragraph" style:parent-style-name="Standard">
      <style:text-properties officeooo:rsid="00086d39" officeooo:paragraph-rsid="00086d39"/>
    </style:style>
    <style:style style:name="P3" style:family="paragraph" style:parent-style-name="Standard">
      <style:text-properties fo:font-size="16pt" officeooo:rsid="0006d8c3" officeooo:paragraph-rsid="0006d8c3" style:font-size-asian="16pt" style:font-size-complex="16pt"/>
    </style:style>
    <style:style style:name="P4" style:family="paragraph" style:parent-style-name="Standard">
      <style:text-properties fo:font-size="16pt" officeooo:rsid="00086d39" officeooo:paragraph-rsid="00086d39" style:font-size-asian="16pt" style:font-size-complex="16pt"/>
    </style:style>
    <style:style style:name="P5" style:family="paragraph" style:parent-style-name="Standard">
      <style:text-properties fo:font-size="16pt" fo:font-weight="bold" officeooo:rsid="00086d39" officeooo:paragraph-rsid="00086d39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6d8c3" officeooo:paragraph-rsid="0006d8c3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style="italic" officeooo:rsid="0006d8c3" officeooo:paragraph-rsid="0006d8c3" style:font-size-asian="16pt" style:font-style-asian="italic" style:font-size-complex="16pt" style:font-style-complex="italic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6d8c3" officeooo:paragraph-rsid="0006d8c3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6pt" officeooo:rsid="0006d8c3" officeooo:paragraph-rsid="0006d8c3" style:font-size-asian="16pt" style:font-size-complex="16pt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6pt" fo:font-style="italic" officeooo:rsid="0006d8c3" officeooo:paragraph-rsid="0006d8c3" style:font-size-asian="16pt" style:font-style-asian="italic" style:font-size-complex="16pt" style:font-style-complex="italic"/>
    </style:style>
    <style:style style:name="T1" style:family="text">
      <style:text-properties officeooo:rsid="00086d39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 text:c="24"/><text:span text:style-name="T5">Setting yum server the easy way</text:span></text:p>
      <text:p text:style-name="P1"><text:span text:style-name="T5"/></text:p>
      <text:p text:style-name="P1"/>
      <text:p text:style-name="P3">1) we mount the cdrom in the /media folder</text:p>
      <text:p text:style-name="P3"/>
      <text:p text:style-name="P5">=&gt; mount /dev/cdrom /media</text:p>
      <text:p text:style-name="P3"/>
      <text:p text:style-name="P3">2) create a directory in the / directory name <text:s/>“/myrepo”</text:p>
      <text:p text:style-name="P3"/>
      <text:p text:style-name="P3">3) c<text:span text:style-name="T1">o</text:span>py the whole file in the cdrom in the “/myrepo”</text:p>
      <text:p text:style-name="P6"><text:span text:style-name="T1">=&gt; </text:span>cp -r /media/* /myrepo</text:p>
      <text:p text:style-name="P3"/>
      <text:p text:style-name="P3">4)go to <text:span text:style-name="T6">/etc/yum.repos.d</text:span></text:p>
      <text:p text:style-name="P3"/>
      <text:p text:style-name="P6">[root@localhost ~]# cd /etc/yum.repos.d/</text:p>
      <text:p text:style-name="P6"/>
      <text:p text:style-name="P3">5)[if you want to keep only local you can delete rest of the file in the folder</text:p>
      <text:p text:style-name="P3">]</text:p>
      <text:p text:style-name="P3">create a file name <text:span text:style-name="T6">“myrepo.repo”</text:span></text:p>
      <text:p text:style-name="P3"><text:span text:style-name="T6"/></text:p>
      <text:p text:style-name="P3"><text:span text:style-name="T6"/></text:p>
      <text:p text:style-name="P9"><text:span text:style-name="T1">=&gt;</text:span><text:span text:style-name="T6">vim myrepo.repo</text:span></text:p>
      <text:p text:style-name="P7">[myrepo]</text:p>
      <text:p text:style-name="P7">baseurl=file:///myrepo</text:p>
      <text:p text:style-name="P7">enabled=1</text:p>
      <text:p text:style-name="P10">gpgcheck=0</text:p>
      <text:p text:style-name="P3"/>
      <text:p text:style-name="P3">5) update with this command</text:p>
      <text:p text:style-name="P3"/>
      <text:p text:style-name="P6">[root@localhost ~]# yum update --disablerepo="*" --enablerepo='myrepo'</text:p>
      <text:p text:style-name="P3"/>
      <text:p text:style-name="P4">6) install packages</text:p>
      <text:p text:style-name="P4"/>
      <text:p text:style-name="P5">yum install --disablerepo="*" --enablerepo='myrepo' &lt;package name&gt;</text:p>
      <text:p text:style-name="P2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2:29:13.272313317</meta:creation-date>
    <dc:date>2019-08-20T12:46:58.751057522</dc:date>
    <meta:editing-duration>PT7M15S</meta:editing-duration>
    <meta:editing-cycles>1</meta:editing-cycles>
    <meta:document-statistic meta:table-count="0" meta:image-count="0" meta:object-count="0" meta:page-count="2" meta:paragraph-count="20" meta:word-count="105" meta:character-count="680" meta:non-whitespace-character-count="574"/>
    <meta:generator>LibreOffice/6.2.5.2$Linux_X86_64 LibreOffice_project/20$Build-2</meta:generator>
  </office:meta>
</office:document-meta>
</file>